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230d" officeooo:paragraph-rsid="001d230d"/>
    </style:style>
    <style:style style:name="T1" style:family="text">
      <style:text-properties officeooo:rsid="001f1c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<text:span text:style-name="T1">i krishna chaithvik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21:57:42.961872068</meta:creation-date>
    <dc:date>2020-04-07T17:32:08.056218407</dc:date>
    <meta:editing-duration>PT4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3" meta:character-count="21" meta:non-whitespace-character-count="19"/>
  </office:meta>
</office:document-meta>
</file>